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6d01e"/>
    </style:style>
    <style:style style:name="P3" style:family="paragraph" style:parent-style-name="Table_20_Contents">
      <style:text-properties officeooo:rsid="00037d2e" officeooo:paragraph-rsid="00037d2e"/>
    </style:style>
    <style:style style:name="P4" style:family="paragraph" style:parent-style-name="Table_20_Contents">
      <style:text-properties officeooo:rsid="0016d01e" officeooo:paragraph-rsid="0016d01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officeooo:rsid="0020c7a7" officeooo:paragraph-rsid="000d8fcf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037d2e" officeooo:paragraph-rsid="00037d2e"/>
    </style:style>
    <style:style style:name="P9" style:family="paragraph" style:parent-style-name="Table_20_Contents" style:list-style-name="Numerazione_20_UC">
      <style:text-properties officeooo:paragraph-rsid="00037d2e"/>
    </style:style>
    <style:style style:name="P10" style:family="paragraph" style:parent-style-name="Table_20_Contents" style:list-style-name="Numerazione_20_UC">
      <style:text-properties officeooo:rsid="00037d2e" officeooo:paragraph-rsid="00037d2e"/>
    </style:style>
    <style:style style:name="T1" style:family="text">
      <style:text-properties officeooo:rsid="000e59d6"/>
    </style:style>
    <style:style style:name="T2" style:family="text">
      <style:text-properties officeooo:rsid="00101538"/>
    </style:style>
    <style:style style:name="T3" style:family="text">
      <style:text-properties officeooo:rsid="0016d01e"/>
    </style:style>
    <style:style style:name="T4" style:family="text">
      <style:text-properties officeooo:rsid="001fb3ab"/>
    </style:style>
    <style:style style:name="T5" style:family="text">
      <style:text-properties officeooo:rsid="001efd2f"/>
    </style:style>
    <style:style style:name="T6" style:family="text">
      <style:text-properties officeooo:rsid="00037d2e"/>
    </style:style>
    <style:style style:name="T7" style:family="text">
      <style:text-properties officeooo:rsid="00214c90"/>
    </style:style>
    <style:style style:name="T8" style:family="text">
      <style:text-properties officeooo:rsid="0017c9e2"/>
    </style:style>
    <style:style style:name="T9" style:family="text">
      <style:text-properties officeooo:rsid="00187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">Contr</text:span><text:span text:style-name="T2">ollo lista de</text:span><text:span text:style-name="T9">gli impiegati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<text:span text:style-name="T8">I</text:span>mpiegato segreteria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impiegato di segreteria</text:span><text:span text:style-name="T4"> </text:span>accede al sistema e viene <text:span text:style-name="T5">autenticato </text:span><text:span text:style-name="T4">come </text:span><text:span text:style-name="T3">impiegato di segreteria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699543459" text:style-name="Numerazione_20_UC">
              <text:list-item>
                <text:p text:style-name="P9"><text:span text:style-name="T4">L'</text:span><text:span text:style-name="T6">i</text:span><text:span text:style-name="T3">mpiegato di segreteria </text:span><text:span text:style-name="T7">a</text:span>ccede alla sezione <text:span text:style-name="T6">relativa al personale.</text:span></text:p>
              </text:list-item>
              <text:list-item>
                <text:p text:style-name="P10">L'i<text:span text:style-name="T3">mpiegato di segreteria</text:span> accede alla sottosezione relativa agli i<text:span text:style-name="T3">mpiegati di segreteria</text:span>.</text:p>
              </text:list-item>
              <text:list-item>
                <text:p text:style-name="P10">L'i<text:span text:style-name="T3">mpiegato di segreteria</text:span> accede all'elenco degli i<text:span text:style-name="T3">mpiegati di segreteria</text:span>.</text:p>
              </text:list-item>
              <text:list-item>
                <text:p text:style-name="P8">Il sistema elabora e mostra l'elenco degli i<text:span text:style-name="T3">mpiegati di segreteria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I. L'elenco non è disponibile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elenco deve essere elaborato in non più di 5 secondi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3:01:45</meta:creation-date>
    <meta:editing-duration>P0D</meta:editing-duration>
    <meta:editing-cycles>4</meta:editing-cycles>
    <meta:generator>LibreOffice/3.6$MacOSX_x86 LibreOffice_project/da8c1e6-fd468f4-454e206-f42a4a9-143cfd</meta:generator>
    <dc:date>2012-10-18T23:15:47</dc:date>
    <meta:document-statistic meta:table-count="1" meta:image-count="0" meta:object-count="0" meta:page-count="1" meta:paragraph-count="19" meta:word-count="119" meta:character-count="814" meta:non-whitespace-character-count="718"/>
  </office:meta>
</office:document-meta>
</file>